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1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orphans="2" fo:widows="2"/>
    </style:style>
    <style:style style:name="P24" style:family="paragraph" style:parent-style-name="Text_20_body">
      <style:text-properties officeooo:paragraph-rsid="0055220e"/>
    </style:style>
    <style:style style:name="P25" style:family="paragraph" style:parent-style-name="Standard">
      <style:text-properties officeooo:rsid="005244ed" officeooo:paragraph-rsid="005244ed"/>
    </style:style>
    <style:style style:name="P26" style:family="paragraph" style:parent-style-name="Standard">
      <style:paragraph-properties fo:break-before="page"/>
      <style:text-properties officeooo:rsid="004c812b" officeooo:paragraph-rsid="004c812b"/>
    </style:style>
    <style:style style:name="P27" style:family="paragraph" style:parent-style-name="Table_20_Contents" style:list-style-name="L1">
      <style:text-properties style:font-name="Arial" officeooo:rsid="00191ba4" officeooo:paragraph-rsid="00191ba4"/>
    </style:style>
    <style:style style:name="P28" style:family="paragraph" style:parent-style-name="Table_20_Contents" style:list-style-name="L2">
      <style:text-properties officeooo:rsid="00256d99" officeooo:paragraph-rsid="00256d99"/>
    </style:style>
    <style:style style:name="P29" style:family="paragraph" style:parent-style-name="Table_20_Contents" style:list-style-name="L3">
      <style:text-properties officeooo:rsid="00447d0c" officeooo:paragraph-rsid="00447d0c"/>
    </style:style>
    <style:style style:name="P30" style:family="paragraph" style:parent-style-name="Table_20_Contents" style:list-style-name="L4">
      <style:text-properties officeooo:rsid="0026474a" officeooo:paragraph-rsid="0026474a"/>
    </style:style>
    <style:style style:name="P31" style:family="paragraph" style:parent-style-name="Table_20_Contents" style:list-style-name="L4">
      <style:text-properties officeooo:rsid="0027fc26" officeooo:paragraph-rsid="0027fc26"/>
    </style:style>
    <style:style style:name="P32" style:family="paragraph" style:parent-style-name="Table_20_Contents">
      <style:text-properties officeooo:rsid="00184e9c" officeooo:paragraph-rsid="00184e9c"/>
    </style:style>
    <style:style style:name="P33" style:family="paragraph" style:parent-style-name="Table_20_Contents">
      <style:text-properties officeooo:rsid="0050691b" officeooo:paragraph-rsid="0050691b"/>
    </style:style>
    <style:style style:name="P34" style:family="paragraph" style:parent-style-name="Table_20_Contents">
      <style:text-properties officeooo:rsid="0050691b" officeooo:paragraph-rsid="0055220e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6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7" style:family="paragraph" style:parent-style-name="Preformatted_20_Text">
      <style:paragraph-properties fo:orphans="2" fo:widows="2"/>
    </style:style>
    <style:style style:name="P3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3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55220e" officeooo:paragraph-rsid="0055220e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style:style style:name="T29" style:family="text">
      <style:text-properties officeooo:rsid="005244ed"/>
    </style:style>
    <style:style style:name="T30" style:family="text">
      <style:text-properties officeooo:rsid="00535f05"/>
    </style:style>
    <style:style style:name="T31" style:family="text">
      <style:text-properties officeooo:rsid="0055220e"/>
    </style:style>
    <style:style style:name="T32" style:family="text">
      <style:text-properties fo:font-variant="normal" fo:text-transform="none" fo:color="#616161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3">- mon mail du 26 novembre vers le comptable sollicitant une copie du cahier de pointage <text:span text:style-name="T31">[CPTAGE1]</text:span></text:p>
            <text:p text:style-name="P33">- ma relance le 5 décembre vers le comptable et ce dernier me redirigeant vers vous-même <text:span text:style-name="T31">[CPTAGE2]</text:span></text:p>
            <text:p text:style-name="P34">- ma demande de copie du cahier de pointage auprès de vous <text:span text:style-name="T31">[CPTAGE 3]</text:span></text:p>
            <text:p text:style-name="P34"><text:span text:style-name="T31">- </text:span>et votre refus le …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<text:soft-page-break/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123831089759873003" text:style-name="L1">
              <text:list-item>
                <text:p text:style-name="P27">Quel est le fondement de l'annualisation mentionnée dans mon contrat de travail ?</text:p>
              </text:list-item>
              <text:list-item>
                <text:p text:style-name="P27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7329996319838581869" text:style-name="L2">
              <text:list-item>
                <text:p text:style-name="P28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8">que l’entreprise domoveil n’a fait l’objet d’aucun accord d’annualisation (cf mail de l’inspection du travail en référence)</text:p>
              </text:list-item>
              <text:list-item>
                <text:p text:style-name="P28">qu’il n’existe aucun accord de branche prévention et sécurité permettant l’annualisation</text:p>
              </text:list-item>
              <text:list-item>
                <text:p text:style-name="P28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de la mise en place… &gt; <text:s/>. A ce niveau deux possibilités :</text:span></text:p>
            <text:list xml:id="list6509647502609693685" text:style-name="L3">
              <text:list-item>
                <text:p text:style-name="P29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9">soit ces horaires ne sont pas fondés, et je dois me baser sur les 35 heures.</text:p>
                <text:p text:style-name="P29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7136146605411732089" text:style-name="L4">
              <text:list-item>
                <text:p text:style-name="P30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1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1">j’ai moins de un week end sur deux – cf détail du calcul en annexe - (convention collective, article 7). un week end manquant vaut<text:span text:style-name="T26"> compensation</text:span>.</text:p>
              </text:list-item>
              <text:list-item>
                <text:p text:style-name="P31">Que même en utilisant le mode de calcul d’annualisation sur la base des 39 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6">ANNEXES</text:p>
      <text:p text:style-name="P25">MAIL DU 26 NOVEMBRE SOLLICITANT COPIE DU CAHIER DE POINTAGE <text:span text:style-name="T30">[CPTAGE1]</text:span></text:p>
      <text:p text:style-name="P25"/>
      <text:p text:style-name="P36">Date: Sat, 26 Nov 2016 17:50:31 +0100 (CET)</text:p>
      <text:p text:style-name="P20">From: Corentin Leclere &lt;corentin.leclere@domoveil.fr&gt;</text:p>
      <text:p text:style-name="P20">To: Jean Francois Brasselet &lt;jean-francois.brasselet@domoveil.fr&gt;</text:p>
      <text:p text:style-name="P20">Message-ID: &lt;930622361.690008.1480179031602.JavaMail.zimbra@domoveil.fr&gt;</text:p>
      <text:p text:style-name="P20">Subject: corentin / demande de scan du <text:s/>pointage des heures faites</text:p>
      <text:p text:style-name="P20">MIME-Version: 1.0</text:p>
      <text:p text:style-name="P20">Content-Type: text/plain; charset=utf-8</text:p>
      <text:p text:style-name="P20">Content-Transfer-Encoding: quoted-printable</text:p>
      <text:p text:style-name="P20">X-Originating-IP: [10.6.0.157]</text:p>
      <text:p text:style-name="P20">X-Mailer: Zimbra 8.6.0_GA_1153 (ZimbraWebClient - FF50 (Win)/8.6.0_GA_1153)</text:p>
      <text:p text:style-name="P20">Thread-Topic: corentin / demande de scan du pointage des heures faites</text:p>
      <text:p text:style-name="P20">Thread-Index: V7Np4x8xVgu19OCTmUQxBKM3A/KKtA==</text:p>
      <text:p text:style-name="P23"/>
      <text:p text:style-name="P20">Bonjour Jean-Francois.</text:p>
      <text:p text:style-name="P20">Pourrais tu m'envoyer par mail un scan du cahier de pointage sur les 5 dern=</text:p>
      <text:p text:style-name="P20">i=C3=A8res ann=C3=A9es, ou le maximum si tu ne disposes pas des 5 derni=C3=</text:p>
      <text:p text:style-name="P20">=A8res ann=C3=A9es?</text:p>
      <text:p text:style-name="P23"/>
      <text:p text:style-name="P20">J'en aurais besoin pour v=C3=A9rifier mes droits.</text:p>
      <text:p text:style-name="P38">Cordialement, corentin</text:p>
      <text:p text:style-name="P25"/>
      <text:p text:style-name="P19"/>
      <text:p text:style-name="P19">MAIL DU 5 DECEMBRE <text:span text:style-name="T29">RELANCANT DEMANDE DE </text:span><text:s/>COPIE CAHIER DE POINTAGE <text:span text:style-name="T30">[CPTAGE2]</text:span></text:p>
      <text:p text:style-name="P19"/>
      <text:p text:style-name="P21">Return-Path: jean-francois.brasselet@domoveil.fr</text:p>
      <text:p text:style-name="P20">Received: from zimbra.domoveil.fr (LHLO zimbra.domoveil.fr) (10.2.0.244) by</text:p>
      <text:p text:style-name="P22"><text:s/><text:span text:style-name="T27">zimbra.domoveil.fr with LMTP; Tue, 6 Dec 2016 08:09:00 +0100 (CET)</text:span></text:p>
      <text:p text:style-name="P20">Received: from localhost (localhost [127.0.0.1])</text:p>
      <text:p text:style-name="P22"><text:s text:c="8"/><text:span text:style-name="T27">by zimbra.domoveil.fr (Postfix) with ESMTP id 9BD55760196</text:span></text:p>
      <text:p text:style-name="P22"><text:s text:c="8"/><text:span text:style-name="T27">for &lt;corentin.leclere@domoveil.fr&gt;; Tue, <text:s/>6 Dec 2016 08:09:00 +0100 (CET)</text:span></text:p>
      <text:p text:style-name="P20">X-Spam-Flag: NO</text:p>
      <text:p text:style-name="P20">X-Spam-Score: -2.909</text:p>
      <text:p text:style-name="P20">X-Spam-Level:</text:p>
      <text:p text:style-name="P20">X-Spam-Status: No, score=-2.909 tagged_above=-10 required=4.6</text:p>
      <text:p text:style-name="P22"><text:s text:c="8"/><text:span text:style-name="T27">tests=[ALL_TRUSTED=-1, BAYES_00=-1.9, T_RP_MATCHES_RCVD=-0.01,</text:span></text:p>
      <text:p text:style-name="P22"><text:s text:c="8"/><text:span text:style-name="T27">URIBL_BLOCKED=0.001] autolearn=ham autolearn_force=no</text:span></text:p>
      <text:p text:style-name="P20">Received: from zimbra.domoveil.fr ([127.0.0.1])</text:p>
      <text:p text:style-name="P22"><text:s text:c="8"/><text:span text:style-name="T27">by localhost (zimbra.domoveil.fr [127.0.0.1]) (amavisd-new, port 10032)</text:span></text:p>
      <text:p text:style-name="P22"><text:s text:c="8"/><text:span text:style-name="T27">with ESMTP id mRVRkJseTUD7 for &lt;corentin.leclere@domoveil.fr&gt;;</text:span></text:p>
      <text:p text:style-name="P22"><text:s text:c="8"/><text:span text:style-name="T27">Tue, <text:s/>6 Dec 2016 08:08:58 +0100 (CET)</text:span></text:p>
      <text:p text:style-name="P20">Received: from localhost (localhost [127.0.0.1])</text:p>
      <text:p text:style-name="P22"><text:soft-page-break/><text:s text:c="8"/><text:span text:style-name="T27">by zimbra.domoveil.fr (Postfix) with ESMTP id E08EA76022B</text:span></text:p>
      <text:p text:style-name="P22"><text:s text:c="8"/><text:span text:style-name="T27">for &lt;corentin.leclere@domoveil.fr&gt;; Tue, <text:s/>6 Dec 2016 08:08:58 +0100 (CET)</text:span></text:p>
      <text:p text:style-name="P20">X-Virus-Scanned: amavisd-new at domoveil.fr</text:p>
      <text:p text:style-name="P20">Received: from zimbra.domoveil.fr ([127.0.0.1])</text:p>
      <text:p text:style-name="P22"><text:s text:c="8"/><text:span text:style-name="T27">by localhost (zimbra.domoveil.fr [127.0.0.1]) (amavisd-new, port 10026)</text:span></text:p>
      <text:p text:style-name="P22"><text:s text:c="8"/><text:span text:style-name="T27">with ESMTP id 8gY4n7Tk_l9e for &lt;corentin.leclere@domoveil.fr&gt;;</text:span></text:p>
      <text:p text:style-name="P22"><text:s text:c="8"/><text:span text:style-name="T27">Tue, <text:s/>6 Dec 2016 08:08:58 +0100 (CET)</text:span></text:p>
      <text:p text:style-name="P20">Received: from zimbra.domoveil.fr (zimbra.domoveil.fr [10.2.0.244])</text:p>
      <text:p text:style-name="P22"><text:s text:c="8"/><text:span text:style-name="T27">by zimbra.domoveil.fr (Postfix) with ESMTP id CBC43760196</text:span></text:p>
      <text:p text:style-name="P22"><text:s text:c="8"/><text:span text:style-name="T27">for &lt;corentin.leclere@domoveil.fr&gt;; Tue, <text:s/>6 Dec 2016 08:08:58 +0100 (CET)</text:span></text:p>
      <text:p text:style-name="P20">Date: Tue, 6 Dec 2016 08:08:58 +0100 (CET)</text:p>
      <text:p text:style-name="P20">From: Jean Francois Brasselet &lt;jean-francois.brasselet@domoveil.fr&gt;</text:p>
      <text:p text:style-name="P20">To: Corentin Leclere &lt;corentin.leclere@domoveil.fr&gt;</text:p>
      <text:p text:style-name="P20">Message-ID: &lt;991261038.1027135.1481008138606.JavaMail.zimbra@domoveil.fr&gt;</text:p>
      <text:p text:style-name="P20">In-Reply-To: &lt;1999296502.1020342.1480957386691.JavaMail.zimbra@domoveil.fr&gt;</text:p>
      <text:p text:style-name="P20">References: &lt;1999296502.1020342.1480957386691.JavaMail.zimbra@domoveil.fr&gt;</text:p>
      <text:p text:style-name="P20">Subject: Re: demande de documents du 26 novembre</text:p>
      <text:p text:style-name="P20">MIME-Version: 1.0</text:p>
      <text:p text:style-name="P20">Content-Type: text/plain; charset=utf-8</text:p>
      <text:p text:style-name="P20">Content-Transfer-Encoding: quoted-printable</text:p>
      <text:p text:style-name="P20">X-Originating-IP: [10.6.3.3]</text:p>
      <text:p text:style-name="P20">X-Mailer: Zimbra 8.6.0_GA_1153 (ZimbraWebClient - FF50 (Win)/8.6.0_GA_1153)</text:p>
      <text:p text:style-name="P20">Thread-Topic: demande de documents du 26 novembre</text:p>
      <text:p text:style-name="P20">Thread-Index: kDKEGlUCjYSbi5KnuhkWiTPcWsNs71sRAb76</text:p>
      <text:p text:style-name="P23"/>
      <text:p text:style-name="P20">Bonjour Corentin,</text:p>
      <text:p text:style-name="P23"/>
      <text:p text:style-name="P23"/>
      <text:p text:style-name="P20">En r=C3=A9ponse =C3=A0 ton mail de ce lundi 05, je te prie de bien vouloir =</text:p>
      <text:p text:style-name="P20">en faire la demande aupr=C3=A8s de Jean-S=C3=A9bastien WILLEM.</text:p>
      <text:p text:style-name="P23"/>
      <text:p text:style-name="P20">T'en remerciant par avance,</text:p>
      <text:p text:style-name="P23"/>
      <text:p text:style-name="P20">Cordialement.</text:p>
      <text:p text:style-name="P23"/>
      <text:p text:style-name="P23"/>
      <text:p text:style-name="P23"/>
      <text:p text:style-name="P20">--=20</text:p>
      <text:p text:style-name="P20">Jean-Fran=C3=A7ois BRASSELET</text:p>
      <text:p text:style-name="P20">Chef Comptable</text:p>
      <text:p text:style-name="P20">SA WILLEM - SARL DOMOVEIL - SARL WILLEM RESTAURATION</text:p>
      <text:p text:style-name="P20">Ligne Directe 0820-12-19-03</text:p>
      <text:p text:style-name="P23"/>
      <text:p text:style-name="P23"/>
      <text:p text:style-name="P23"/>
      <text:p text:style-name="P20">----- Mail original -----</text:p>
      <text:p text:style-name="P20">De: "Corentin Leclere" &lt;corentin.leclere@domoveil.fr&gt;</text:p>
      <text:p text:style-name="P20">=C3=80: "comptabilite" &lt;comptabilite@domoveil.fr&gt;</text:p>
      <text:p text:style-name="P20"><text:soft-page-break/>Envoy=C3=A9: Lundi 5 D=C3=A9cembre 2016 18:03:06</text:p>
      <text:p text:style-name="P20">Objet: demande de documents du 26 novembre</text:p>
      <text:p text:style-name="P23"/>
      <text:p text:style-name="P20">Bonjour Jean-Francois.</text:p>
      <text:p text:style-name="P20">Je fais suite =C3=A0 ma demande par mail du 26 novembre pour la copie du ca=</text:p>
      <text:p text:style-name="P20">hier de pointage.</text:p>
      <text:p text:style-name="P23"/>
      <text:p text:style-name="P20">=C3=A9tant donn=C3=A9e la fermeture des bureaux pour la p=C3=A9riode de no=</text:p>
      <text:p text:style-name="P20">=C3=ABl, peux tu m'indiquer si je peux attendre ces documents pour le mois =</text:p>
      <text:p text:style-name="P20">de janvier?</text:p>
      <text:p text:style-name="P20">Peux tu m'indiquer si quelque chose fait obstacle =C3=A0 la production de c=</text:p>
      <text:p text:style-name="P20">e document (outre le fait qu'il est terriblement long =C3=A0 produire parce=</text:p>
      <text:p text:style-name="P22"><text:s/><text:span text:style-name="T27">qu'il faut acc=C3=A9der aux archives)?</text:span></text:p>
      <text:p text:style-name="P20">Est ce un obstacle l=C3=A9gal (par exemple "la demande doit =C3=AAtre faite=</text:p>
      <text:p text:style-name="P22"><text:s/><text:span text:style-name="T27">par le d=C3=A9l=C3=A9gu=C3=A9")?=20</text:span></text:p>
      <text:p text:style-name="P23"/>
      <text:p text:style-name="P20">Je sollicite une r=C3=A9ponse, s'il te pla=C3=AEt.</text:p>
      <text:p text:style-name="P20">=20</text:p>
      <text:p text:style-name="P23"/>
      <text:p text:style-name="P38">Cordialement, corentin</text:p>
      <text:p text:style-name="P38"/>
      <text:p text:style-name="P38"/>
      <text:p text:style-name="P39">MAIL DU 8 DECEMBRE DEMANDANT AU GERANT DE DOMOVEIL LA COPIE DES CAHIERS DE POINTAGE [CPTAGE 3]</text:p>
      <text:p text:style-name="P24"><text:span text:style-name="T31">MIME-Version: 1.0</text:span></text:p>
      <text:p text:style-name="P24"><text:span text:style-name="T31">Received: by 10.28.9.137 with HTTP; Wed, 7 Dec 2016 22:35:45 -0800 (PST)</text:span></text:p>
      <text:p text:style-name="P24"><text:span text:style-name="T31">Date: Thu, 8 Dec 2016 07:35:45 +0100</text:span></text:p>
      <text:p text:style-name="P24"><text:span text:style-name="T31">Delivered-To: leclere.corentin@gmail.com</text:span></text:p>
      <text:p text:style-name="P24"><text:span text:style-name="T31">Message-ID: &lt;CALVG9doteSK34DMHF1nHpsG-6PaAns2dCVGybLpA5NPqisOeew@mail.gmail.com&gt;</text:span></text:p>
      <text:p text:style-name="P24"><text:span text:style-name="T31">Subject: Domoveil / opérateurs pc / Corentin / demande de copie du cahier de pointage</text:span></text:p>
      <text:p text:style-name="P24"><text:span text:style-name="T31">From: Corentin leclere &lt;leclere.corentin@gmail.com&gt;</text:span></text:p>
      <text:p text:style-name="P24"><text:span text:style-name="T31">To: direction@domoveil.fr</text:span></text:p>
      <text:p text:style-name="P24"><text:span text:style-name="T31">Content-Type: multipart/alternative; boundary=001a11469320e44d9d05431fd847</text:span></text:p>
      <text:p text:style-name="P24"/>
      <text:p text:style-name="P24"><text:soft-page-break/><text:span text:style-name="T31">--001a11469320e44d9d05431fd847</text:span></text:p>
      <text:p text:style-name="P24"><text:span text:style-name="T31">Content-Type: text/plain; charset=UTF-8</text:span></text:p>
      <text:p text:style-name="P24"><text:span text:style-name="T31">Content-Transfer-Encoding: quoted-printable</text:span></text:p>
      <text:p text:style-name="P24"/>
      <text:p text:style-name="P24"><text:span text:style-name="T31">Bonjour Jean-S=C3=A9bastien.</text:span></text:p>
      <text:p text:style-name="P24"><text:span text:style-name="T31">Je sollicite l'envoi par mail d'un scan du cahier de pointage sur les 5</text:span></text:p>
      <text:p text:style-name="P24"><text:span text:style-name="T31">derni=C3=A8res ann=C3=A9es, ou le maximum si tu ne disposes pas des 5 derni=</text:span></text:p>
      <text:p text:style-name="P24"><text:span text:style-name="T31">=C3=A8res</text:span></text:p>
      <text:p text:style-name="P24"><text:span text:style-name="T31">ann=C3=A9es.</text:span></text:p>
      <text:p text:style-name="P24"/>
      <text:p text:style-name="P24"/>
      <text:p text:style-name="P24"><text:span text:style-name="T31">Les documents dont je dispose ne sont pas suffisants pour faire v=C3=A9rifi=</text:span></text:p>
      <text:p text:style-name="P24"><text:span text:style-name="T31">er</text:span></text:p>
      <text:p text:style-name="P24"><text:span text:style-name="T31">ces droits:</text:span></text:p>
      <text:p text:style-name="P24"><text:span text:style-name="T31">En effet, les horaires r=C3=A9ellement effectu=C3=A9s ne figurent pas sur l=</text:span></text:p>
      <text:p text:style-name="P24"><text:span text:style-name="T31">es fiches</text:span></text:p>
      <text:p text:style-name="P24"><text:span text:style-name="T31">de paye, pas plus que sur un document joint aux fiches de paye. Les</text:span></text:p>
      <text:p text:style-name="P24"><text:span text:style-name="T31">plannings mat=C3=A9rialisent des horaires =C3=A0 effectuer. Cependant, parf=</text:span></text:p>
      <text:p text:style-name="P24"><text:span text:style-name="T31">ois, les</text:span></text:p>
      <text:p text:style-name="P24"><text:span text:style-name="T31">horaires r=C3=A9ellement effectu=C3=A9s ne correspondent pas aux plannings.=</text:span></text:p>
      <text:p text:style-name="P24"><text:span text:style-name="T31"><text:s/>Or la</text:span></text:p>
      <text:p text:style-name="P24"><text:span text:style-name="T31">paye doit =C3=AAtre v=C3=A9rifiable par =C3=A9quit=C3=A9.</text:span></text:p>
      <text:p text:style-name="P24"/>
      <text:p text:style-name="P24"/>
      <text:p text:style-name="P24"><text:span text:style-name="T31">Cordialement, Corentin (opc domoveil)</text:span><text:line-break/></text:p>
      <text:p text:style-name="P19"/>
      <text:p text:style-name="P18"/>
      <text:p text:style-name="P18"><text:soft-page-break/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5T03:15:29.219000000</dc:date>
    <meta:editing-duration>PT1H59M47S</meta:editing-duration>
    <meta:editing-cycles>44</meta:editing-cycles>
    <meta:generator>LibreOffice/5.2.7.2$Windows_x86 LibreOffice_project/2b7f1e640c46ceb28adf43ee075a6e8b8439ed10</meta:generator>
    <meta:document-statistic meta:table-count="7" meta:image-count="0" meta:object-count="0" meta:page-count="9" meta:paragraph-count="184" meta:word-count="1786" meta:character-count="12405" meta:non-whitespace-character-count="10633"/>
  </office:meta>
</office:document-meta>
</file>